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14B709025866AD18C6B.png" manifest:media-type="image/png"/>
  <manifest:file-entry manifest:full-path="Pictures/1000185800000B7900000B7926A485A37AA73191.svg" manifest:media-type="image/svg+xml"/>
  <manifest:file-entry manifest:full-path="Pictures/100002010000006F0000006F43CAF4CFA6EE12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2" svg:font-family="Consolas" style:font-adornments="Regular" style:font-family-generic="modern" style:font-pitch="fixed"/>
    <style:font-face style:name="Consolas" svg:font-family="Consolas" style:font-adornments="Regular" style:font-family-generic="modern" style:font-pitch="variable"/>
    <style:font-face style:name="Consolas3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8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5cm" fo:min-width="3.6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832cm" fo:min-width="13.982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11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4" style:family="graphic" style:parent-style-name="standard">
      <style:graphic-properties draw:stroke="none" draw:fill="solid" draw:fill-color="#b2b2b2" draw:opacity="50%" draw:textarea-horizontal-align="justify" draw:textarea-vertical-align="middle" draw:auto-grow-height="false" fo:min-height="0.528cm" fo:min-width="0.278cm"/>
      <style:paragraph-properties style:writing-mode="lr-tb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.174cm" fo:min-width="0cm" draw:shadow="hidden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.148cm" fo:min-width="0.045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174cm" fo:min-width="0cm" draw:shadow="visible" draw:shadow-offset-x="0.035cm" draw:shadow-offset-y="0.035cm" draw:shadow-opacity="50%"/>
    </style:style>
    <style:style style:name="gr19" style:family="graphic" style:parent-style-name="standard">
      <style:graphic-properties draw:stroke="none" draw:textarea-horizontal-align="justify" draw:textarea-vertical-align="middle" draw:auto-grow-height="false" fo:min-height="0cm" fo:min-width="0.0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objectwithoutfill">
      <style:graphic-properties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3" style:family="graphic" style:parent-style-name="standard">
      <style:graphic-properties draw:stroke="none" draw:fill-color="#b4c7dc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1.884cm"/>
      <style:paragraph-properties style:writing-mode="lr-tb"/>
    </style:style>
    <style:style style:name="gr25" style:family="graphic" style:parent-style-name="standard">
      <style:graphic-properties draw:fill="none" draw:fill-color="#eeeeee" draw:textarea-horizontal-align="justify" draw:textarea-vertical-align="top" draw:auto-grow-height="false" fo:min-height="18.65cm" fo:min-width="16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vertical-align="middle" fo:min-height="0.847cm"/>
      <style:paragraph-properties style:writing-mode="lr-tb"/>
    </style:style>
    <style:style style:name="gr27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2.98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vertical-align="middle" fo:min-height="0.55cm"/>
      <style:paragraph-properties style:writing-mode="lr-tb"/>
    </style:style>
    <style:style style:name="gr29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2.384cm"/>
      <style:paragraph-properties style:writing-mode="lr-tb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b2b2b2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dee6e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b4c7dc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5983b0"/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dddddd"/>
      <style:paragraph-properties fo:text-align="center" style:writing-mode="lr-tb"/>
      <style:text-properties fo:font-size="10pt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ddddd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eeeeee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b2b2b2" draw:opacity="50%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text-properties fo:color="#b2b2b2" fo:font-size="14pt"/>
    </style:style>
    <style:style style:name="P21" style:family="paragraph">
      <loext:graphic-properties draw:fill="none" draw:fill-color="#ffffff"/>
      <style:text-properties fo:color="#b2b2b2" fo:font-size="14pt"/>
    </style:style>
    <style:style style:name="P22" style:family="paragraph">
      <loext:graphic-properties draw:fill-color="#b4c7dc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-color="#b4c7dc"/>
      <style:paragraph-properties fo:text-align="center"/>
      <style:text-properties fo:font-size="16pt" style:font-size-asian="16pt" style:font-size-complex="16pt"/>
    </style:style>
    <style:style style:name="P25" style:family="paragraph">
      <style:paragraph-properties fo:text-align="start"/>
      <style:text-properties fo:font-size="12pt"/>
    </style:style>
    <style:style style:name="P26" style:family="paragraph">
      <loext:graphic-properties draw:fill="none" draw:fill-color="#eeeeee"/>
      <style:paragraph-properties fo:text-align="start"/>
      <style:text-properties fo:font-size="12pt" style:font-size-asian="13pt" style:font-size-complex="13pt"/>
    </style:style>
    <style:style style:name="P27" style:family="paragraph">
      <loext:graphic-properties draw:fill="solid" draw:fill-color="#ffffff"/>
      <style:paragraph-properties fo:text-align="start"/>
      <style:text-properties fo:font-size="12pt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color="#ffffff" fo:font-size="18pt" fo:language="zxx" fo:country="none" style:language-asian="zxx" style:country-asian="none" style:language-complex="zxx" style:country-complex="none"/>
    </style:style>
    <style:style style:name="T3" style:family="text">
      <style:text-properties fo:font-size="14pt" fo:language="zxx" fo:country="none" style:language-asian="zxx" style:country-asian="none" style:language-complex="zxx" style:country-complex="none"/>
    </style:style>
    <style:style style:name="T4" style:family="text">
      <style:text-properties fo:color="#ffffff" fo:font-size="14pt"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.49cm" svg:y1="1.579cm" svg:x2="2.2cm" svg:y2="1.579cm">
            <text:p/>
          </draw:line>
          <draw:line draw:style-name="gr2" draw:text-style-name="P2" draw:layer="layout" svg:x1="1.49cm" svg:y1="1.865cm" svg:x2="2.2cm" svg:y2="1.865cm">
            <text:p/>
          </draw:line>
          <draw:line draw:style-name="gr2" draw:text-style-name="P2" draw:layer="layout" svg:x1="1.49cm" svg:y1="2.122cm" svg:x2="2.2cm" svg:y2="2.122cm">
            <text:p/>
          </draw:line>
        </draw:g>
        <draw:frame draw:style-name="gr3" draw:text-style-name="P3" draw:layer="layout" svg:width="4.8cm" svg:height="1.1cm" svg:x="2.7cm" svg:y="1.3cm">
          <draw:text-box>
            <text:p><text:span text:style-name="T1">BookMARKER</text:span></text:p>
          </draw:text-box>
        </draw:frame>
        <draw:frame draw:style-name="gr4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5" draw:text-style-name="P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.1cm" svg:height="1.1cm" svg:x="1cm" svg:y="4.5cm">
          <text:p text:style-name="P7"><text:span text:style-name="T3">Favourit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5.6cm">
          <text:p text:style-name="P7"><text:span text:style-name="T3">Popula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6.7cm">
          <text:p text:style-name="P7"><text:span text:style-name="T3">Offic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7.8cm">
          <text:p text:style-name="P7"><text:span text:style-name="T3">Develop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1cm" svg:height="0.5cm" draw:transform="rotate (1.5699236621689) translate (4.5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2" draw:layer="layout" svg:width="14.5cm" svg:height="1.1cm" svg:x="5.5cm" svg:y="3.4cm">
          <text:p text:style-name="P11"><text:span text:style-name="T4">Bootstrap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7cm" svg:height="0.7cm" svg:x="19.1cm" svg:y="3.6cm">
          <text:p><text:span text:style-name="T5"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4.7cm">
          <text:p text:style-name="P11"><text:span text:style-name="T4">Office VP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4.9cm">
          <text:p><text:span text:style-name="T5"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6cm">
          <text:p text:style-name="P11"><text:span text:style-name="T4">Goog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6.2cm">
          <text:p><text:span text:style-name="T5"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7.3cm">
          <text:p text:style-name="P11"><text:span text:style-name="T4">AW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7.5cm">
          <text:p><text:span text:style-name="T5"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1cm" svg:height="1.1cm" svg:x="1cm" svg:y="3.4cm">
          <text:p text:style-name="P7"><text:span text:style-name="T3">Search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26cm" svg:height="0.826cm" svg:x="4.1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</draw:page>
      <draw:page draw:name="App Setting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1.1cm" svg:x="2.7cm" svg:y="1.3cm">
          <draw:text-box>
            <text:p><text:span text:style-name="T1">BookMARKER</text:span></text:p>
          </draw:text-box>
        </draw:frame>
        <draw:frame draw:style-name="gr13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4" draw:text-style-name="P1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cm" svg:height="1.1cm" svg:x="2.2cm" svg:y="3.8cm">
          <draw:text-box>
            <text:p><text:span text:style-name="T5">Dark Mode</text:span></text:p>
          </draw:text-box>
        </draw:frame>
        <draw:custom-shape draw:style-name="gr15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ath draw:style-name="gr16" draw:text-style-name="P10" draw:layer="layout" svg:width="0.231cm" svg:height="0.398cm" svg:x="7.768cm" svg:y="4.151cm" svg:viewBox="0 0 232 399" svg:d="M232 200c0 35-10 69-28 100-18 30-44 55-75 73-31 17-66 26-102 26s-36-399 0-399 71 9 102 27c31 17 57 42 75 73 18 30 28 65 28 100z">
            <text:p/>
          </draw:path>
          <draw:path draw:style-name="gr16" draw:text-style-name="P10" draw:layer="layout" svg:width="0.231cm" svg:height="0.398cm" svg:x="7.086cm" svg:y="4.15cm" svg:viewBox="0 0 232 399" svg:d="M0 200c0 35 9 69 27 100 18 30 44 55 75 73 32 17 67 26 103 26s36-399 0-399-71 9-103 27c-31 17-57 42-75 73-18 30-27 65-27 100z">
            <text:p/>
          </draw:path>
          <draw:custom-shape draw:style-name="gr17" draw:text-style-name="P10" draw:layer="layout" svg:width="0.545cm" svg:height="0.398cm" svg:x="7.25cm" svg:y="4.151cm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7" draw:layer="layout" svg:width="0.6cm" svg:height="0.6cm" svg:x="6.886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Create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1.1cm" svg:x="2.7cm" svg:y="1.3cm">
          <draw:text-box>
            <text:p><text:span text:style-name="T1">BookMARKER</text:span></text:p>
          </draw:text-box>
        </draw:frame>
        <draw:frame draw:style-name="gr13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4" draw:text-style-name="P1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8" draw:layer="layout" svg:width="7.098cm" svg:height="0.886cm" svg:x="5.5cm" svg:y="4.4cm">
          <draw:text-box>
            <text:p>Create new bookmark</text:p>
          </draw:text-box>
        </draw:frame>
        <draw:line draw:style-name="gr21" draw:text-style-name="P19" draw:layer="layout" svg:x1="5.4cm" svg:y1="6.7cm" svg:x2="15.1cm" svg:y2="6.7cm">
          <text:p text:style-name="P23"/>
        </draw:line>
        <draw:frame draw:style-name="gr22" draw:text-style-name="P21" draw:layer="layout" svg:width="5.8cm" svg:height="1cm" svg:x="5.4cm" svg:y="5.7cm">
          <draw:text-box>
            <text:p text:style-name="P20">Category</text:p>
          </draw:text-box>
        </draw:frame>
        <draw:custom-shape draw:style-name="gr23" draw:text-style-name="P22" draw:layer="layout" svg:width="0.698cm" svg:height="0.5cm" draw:transform="rotate (-3.1414181206646) translate (15.2cm 6.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9" draw:layer="layout" svg:x1="5.4cm" svg:y1="8.901cm" svg:x2="15.1cm" svg:y2="8.901cm">
          <text:p/>
        </draw:line>
        <draw:frame draw:style-name="gr22" draw:text-style-name="P21" draw:layer="layout" svg:width="5.8cm" svg:height="1cm" svg:x="5.4cm" svg:y="7.9cm">
          <draw:text-box>
            <text:p text:style-name="P20">Link Name</text:p>
          </draw:text-box>
        </draw:frame>
        <draw:line draw:style-name="gr21" draw:text-style-name="P19" draw:layer="layout" svg:x1="5.4cm" svg:y1="11.1cm" svg:x2="15.1cm" svg:y2="11.1cm">
          <text:p/>
        </draw:line>
        <draw:frame draw:style-name="gr22" draw:text-style-name="P21" draw:layer="layout" svg:width="5.8cm" svg:height="1cm" svg:x="5.4cm" svg:y="10.1cm">
          <draw:text-box>
            <text:p text:style-name="P20">Link URL</text:p>
          </draw:text-box>
        </draw:frame>
        <draw:custom-shape draw:style-name="gr24" draw:text-style-name="P24" draw:layer="layout" svg:width="2.5cm" svg:height="1.2cm" svg:x="9.6cm" svg:y="12.3cm">
          <text:p text:style-name="P23"><text:span text:style-name="T6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layer="layout" svg:width="2.5cm" svg:height="1.2cm" svg:x="12.6cm" svg:y="12.3cm">
          <text:p text:style-name="P23"><text:span text:style-name="T6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Edit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1.1cm" svg:x="2.7cm" svg:y="1.3cm">
          <draw:text-box>
            <text:p><text:span text:style-name="T1">BookMARKER</text:span></text:p>
          </draw:text-box>
        </draw:frame>
        <draw:frame draw:style-name="gr13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4" draw:text-style-name="P1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8" draw:layer="layout" svg:width="5.015cm" svg:height="0.886cm" svg:x="5.5cm" svg:y="4.4cm">
          <draw:text-box>
            <text:p>Edit bookmark</text:p>
          </draw:text-box>
        </draw:frame>
        <draw:line draw:style-name="gr21" draw:text-style-name="P19" draw:layer="layout" svg:x1="5.4cm" svg:y1="6.7cm" svg:x2="15.1cm" svg:y2="6.7cm">
          <text:p/>
        </draw:line>
        <draw:frame draw:style-name="gr22" draw:text-style-name="P21" draw:layer="layout" svg:width="5.8cm" svg:height="1cm" svg:x="5.4cm" svg:y="5.7cm">
          <draw:text-box>
            <text:p text:style-name="P20">Category</text:p>
          </draw:text-box>
        </draw:frame>
        <draw:custom-shape draw:style-name="gr23" draw:text-style-name="P22" draw:layer="layout" svg:width="0.698cm" svg:height="0.5cm" draw:transform="rotate (-3.1414181206646) translate (15.2cm 6.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9" draw:layer="layout" svg:x1="5.4cm" svg:y1="8.901cm" svg:x2="15.1cm" svg:y2="8.901cm">
          <text:p/>
        </draw:line>
        <draw:frame draw:style-name="gr22" draw:text-style-name="P21" draw:layer="layout" svg:width="5.8cm" svg:height="1cm" svg:x="5.4cm" svg:y="7.9cm">
          <draw:text-box>
            <text:p text:style-name="P20">Link Name</text:p>
          </draw:text-box>
        </draw:frame>
        <draw:line draw:style-name="gr21" draw:text-style-name="P19" draw:layer="layout" svg:x1="5.4cm" svg:y1="11.1cm" svg:x2="15.1cm" svg:y2="11.1cm">
          <text:p/>
        </draw:line>
        <draw:frame draw:style-name="gr22" draw:text-style-name="P21" draw:layer="layout" svg:width="5.8cm" svg:height="1cm" svg:x="5.4cm" svg:y="10.1cm">
          <draw:text-box>
            <text:p text:style-name="P20">Link URL</text:p>
          </draw:text-box>
        </draw:frame>
        <draw:custom-shape draw:style-name="gr24" draw:text-style-name="P24" draw:layer="layout" svg:width="2.5cm" svg:height="1.2cm" svg:x="9.6cm" svg:y="12.3cm">
          <text:p text:style-name="P23"><text:span text:style-name="T6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layer="layout" svg:width="2.5cm" svg:height="1.2cm" svg:x="12.6cm" svg:y="12.3cm">
          <text:p text:style-name="P23"><text:span text:style-name="T6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Download Bookmark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1.1cm" svg:x="2.7cm" svg:y="1.3cm">
          <draw:text-box>
            <text:p><text:span text:style-name="T1">BookMARKER</text:span></text:p>
          </draw:text-box>
        </draw:frame>
        <draw:frame draw:style-name="gr13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4" draw:text-style-name="P1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8" draw:layer="layout" svg:width="6.75cm" svg:height="0.886cm" svg:x="2.05cm" svg:y="4.4cm">
          <draw:text-box>
            <text:p>Download bookmarks</text:p>
          </draw:text-box>
        </draw:frame>
        <draw:custom-shape draw:style-name="gr24" draw:text-style-name="P24" draw:layer="layout" svg:width="2.5cm" svg:height="1.2cm" svg:x="13.5cm" svg:y="25.5cm">
          <text:p text:style-name="P23"><text:span text:style-name="T6">COP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layer="layout" svg:width="2.5cm" svg:height="1.2cm" svg:x="16.5cm" svg:y="25.5cm">
          <text:p text:style-name="P23"><text:span text:style-name="T6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16.7cm" svg:height="18.9cm" svg:x="2.3cm" svg:y="5.9cm">
          <text:p text:style-name="P25"><text:span text:style-name="T7"/></text:p>
          <text:p text:style-name="P25"><text:span text:style-name="T7">[</text:span></text:p>
          <text:p text:style-name="P25"><text:span text:style-name="T7">{"siteId":"c76d8710-1a72-11eb-a9a2-b5ca24918fe4","order":0,"siteName":"Cloud - AWS Certification","siteURL":"https://www.aws.training/certification"},</text:span></text:p>
          <text:p text:style-name="P25"><text:span text:style-name="T7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25"><text:span text:style-name="T7">{"siteId":"fcde18e0-baa7-11ea-bcb3-7f542dd3f4fc","order":0,"siteName":"Cloud - AWS Home Page","siteURL":"https://aws.amazon.com"},</text:span></text:p>
          <text:p text:style-name="P25"><text:span text:style-name="T7">{"siteId":"632903b0-092e-11eb-8ab4-119f041806f6","order":0,"siteName":"Cloud - AWS Infrastructure Console","siteURL":"https://infrastructure.aws/"},</text:span></text:p>
          <text:p text:style-name="P25"><text:span text:style-name="T7">{"siteId":"7a5fe670-dd32-11ea-8d0b-7342a20e33d3","order":0,"siteName":"Cloud - AWS Management Console","siteURL":"https://957144911448.signin.aws.amazon.com/console"},</text:span></text:p>
          <text:p text:style-name="P25"><text:span text:style-name="T7">{"siteId":"74ae5510-1a75-11eb-ba8e-2ffa3f0b1b77","order":0,"siteName":"Cloud - AWS Pricing","siteURL":"https://aws.amazon.com/pricing/"},</text:span></text:p>
          <text:p text:style-name="P25"><text:span text:style-name="T7">{"siteId":"0bdaaaa0-06d6-11eb-92bf-8f87fce6e35c","order":0,"siteName":"Cloud - AWS Pricing Calculator","siteURL":"https://calculator.aws"},</text:span></text:p>
          <text:p text:style-name="P25"><text:span text:style-name="T7">{"siteId":"f37289d0-dc6c-11ea-8a0f-ff2adf51c7b2","order":0,"siteName":"Cloud - Azure Blob Storage","siteURL":"https://docs.microsoft.com/en-us/azure/storage/blobs/storage-quickstart-blobs-dotnet"},</text:span></text:p>
          <text:p text:style-name="P25"><text:span text:style-name="T7">{"siteId":"27a78f20-c674-11ea-8b50-a3896f29b748","order":0,"siteName":"Cloud - Azure Computing Service","siteURL":"https://azure.microsoft.com/en-us/"},</text:span></text:p>
          <text:p text:style-name="P25"><text:span text:style-name="T7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25"><text:span text:style-name="T7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7" draw:layer="layout" svg:width="5cm" svg:height="1.097cm" svg:x="2.6cm" svg:y="5.352cm">
          <draw:text-box>
            <text:p text:style-name="P25">[ Copy from <text:s/>here ]</text:p>
          </draw:text-box>
        </draw:frame>
      </draw:page>
      <draw:page draw:name="Upload Bookmark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1.1cm" svg:x="2.7cm" svg:y="1.3cm">
          <draw:text-box>
            <text:p><text:span text:style-name="T1">BookMARKER</text:span></text:p>
          </draw:text-box>
        </draw:frame>
        <draw:frame draw:style-name="gr13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4" draw:text-style-name="P1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8" draw:layer="layout" svg:width="6.056cm" svg:height="0.886cm" svg:x="2.05cm" svg:y="4.4cm">
          <draw:text-box>
            <text:p>Upload bookmarks</text:p>
          </draw:text-box>
        </draw:frame>
        <draw:custom-shape draw:style-name="gr27" draw:text-style-name="P24" draw:layer="layout" svg:width="3.6cm" svg:height="1.2cm" svg:x="12.4cm" svg:y="25.5cm">
          <text:p text:style-name="P23"><text:span text:style-name="T6">OVERWRI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layer="layout" svg:width="2.5cm" svg:height="1.2cm" svg:x="16.5cm" svg:y="25.5cm">
          <text:p text:style-name="P23"><text:span text:style-name="T6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16.7cm" svg:height="18.9cm" svg:x="2.3cm" svg:y="5.9cm">
          <text:p text:style-name="P25"><text:span text:style-name="T7"/></text:p>
          <text:p text:style-name="P25"><text:span text:style-name="T7">[</text:span></text:p>
          <text:p text:style-name="P25"><text:span text:style-name="T7">{"siteId":"c76d8710-1a72-11eb-a9a2-b5ca24918fe4","order":0,"siteName":"Cloud - AWS Certification","siteURL":"https://www.aws.training/certification"},</text:span></text:p>
          <text:p text:style-name="P25"><text:span text:style-name="T7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25"><text:span text:style-name="T7">{"siteId":"fcde18e0-baa7-11ea-bcb3-7f542dd3f4fc","order":0,"siteName":"Cloud - AWS Home Page","siteURL":"https://aws.amazon.com"},</text:span></text:p>
          <text:p text:style-name="P25"><text:span text:style-name="T7">{"siteId":"632903b0-092e-11eb-8ab4-119f041806f6","order":0,"siteName":"Cloud - AWS Infrastructure Console","siteURL":"https://infrastructure.aws/"},</text:span></text:p>
          <text:p text:style-name="P25"><text:span text:style-name="T7">{"siteId":"7a5fe670-dd32-11ea-8d0b-7342a20e33d3","order":0,"siteName":"Cloud - AWS Management Console","siteURL":"https://957144911448.signin.aws.amazon.com/console"},</text:span></text:p>
          <text:p text:style-name="P25"><text:span text:style-name="T7">{"siteId":"74ae5510-1a75-11eb-ba8e-2ffa3f0b1b77","order":0,"siteName":"Cloud - AWS Pricing","siteURL":"https://aws.amazon.com/pricing/"},</text:span></text:p>
          <text:p text:style-name="P25"><text:span text:style-name="T7">{"siteId":"0bdaaaa0-06d6-11eb-92bf-8f87fce6e35c","order":0,"siteName":"Cloud - AWS Pricing Calculator","siteURL":"https://calculator.aws"},</text:span></text:p>
          <text:p text:style-name="P25"><text:span text:style-name="T7">{"siteId":"f37289d0-dc6c-11ea-8a0f-ff2adf51c7b2","order":0,"siteName":"Cloud - Azure Blob Storage","siteURL":"https://docs.microsoft.com/en-us/azure/storage/blobs/storage-quickstart-blobs-dotnet"},</text:span></text:p>
          <text:p text:style-name="P25"><text:span text:style-name="T7">{"siteId":"27a78f20-c674-11ea-8b50-a3896f29b748","order":0,"siteName":"Cloud - Azure Computing Service","siteURL":"https://azure.microsoft.com/en-us/"},</text:span></text:p>
          <text:p text:style-name="P25"><text:span text:style-name="T7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25"><text:span text:style-name="T7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3.8cm" svg:height="0.8cm" svg:x="2.6cm" svg:y="5.5cm">
          <draw:text-box>
            <text:p text:style-name="P25">[ Paste here ]</text:p>
          </draw:text-box>
        </draw:frame>
        <draw:custom-shape draw:style-name="gr29" draw:text-style-name="P24" draw:layer="layout" svg:width="3cm" svg:height="1.2cm" svg:x="8.8cm" svg:y="25.5cm">
          <text:p text:style-name="P23"><text:span text:style-name="T6">APP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2" svg:font-family="Consolas" style:font-adornments="Regular" style:font-family-generic="modern" style:font-pitch="fixed"/>
    <style:font-face style:name="Consolas" svg:font-family="Consolas" style:font-adornments="Regular" style:font-family-generic="modern" style:font-pitch="variable"/>
    <style:font-face style:name="Consolas3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nsolas2" fo:font-family="Consolas" style:font-style-name="Regular" style:font-family-generic="modern" style:font-pitch="fixed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Gavin Dalton</meta:initial-creator>
    <meta:creation-date>2021-02-10T10:03:09.641000000</meta:creation-date>
    <meta:generator>LibreOffice/6.4.4.2$Windows_X86_64 LibreOffice_project/3d775be2011f3886db32dfd395a6a6d1ca2630ff</meta:generator>
    <dc:date>2021-02-11T11:40:37.699000000</dc:date>
    <dc:creator>Gavin Dalton</dc:creator>
    <meta:editing-duration>PT5H18M38S</meta:editing-duration>
    <meta:editing-cycles>35</meta:editing-cycles>
    <meta:document-statistic meta:object-count="91"/>
  </office:meta>
</office:document-meta>
</file>